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family="paragraph">
      <style:text-properties fo:language="en" fo:country="US"/>
    </style:style>
  </office:automatic-styles>
  <office:body>
    <office:text text:use-soft-page-breaks="true">
      <text:p text:style-name="P1">Node js<text:s/></text:p>
      <text:p text:style-name="Normal">Pour mettre node js et express</text:p>
      <text:p text:style-name="P2">npm init<text:s/></text:p>
      <text:p text:style-name="P3">npm install save express<text:s/></text:p>
      <text:p text:style-name="P4">mogos client mongo</text:p>
      <text:p text:style-name="P5">mongod server mongo</text:p>
      <text:p text:style-name="P6">mongos --configdb configReplSet/127.0.0.1:27017</text:p>
      <text:p text:style-name="P7">npm install --save express</text:p>
      <text:p text:style-name="P8">npm i --save mongodb mongoose</text:p>
      <text:p text:style-name="Normal">npm init react-app aficheur pour créer une application</text:p>
      <text:p text:style-name="Normal">npm start<text:s/></text:p>
      <text:p text:style-name="Normal">npm run web</text:p>
      <text:p text:style-name="Normal">npx expo start</text:p>
      <text:p text:style-name="Normal">npm install express mongodb cors</text:p>
      <text:p text:style-name="Normal">npm install axios</text:p>
      <text:p text:style-name="Normal">npm install<text:s/>expo content</text:p>
      <text:p text:style-name="Normal"/>
      <text:p text:style-name="Normal">David73500</text:p>
      <text:p text:style-name="Normal"/>
      <text:p text:style-name="P9">Poe account yepev20272@fanicle.com</text:p>
      <text:p text:style-name="P10"/>
      <text:p text:style-name="P11">mongodb+srv:base:David73500@cluster0.3uxfp.mongodb.net/?retryWrites=true&amp;w=majority&amp;appName=Cluster0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import React, { useEffect, useState } from 'react';</text:p>
      <text:p text:style-name="P21"/>
      <text:p text:style-name="P22">const SENSOR_API_URL = 'http://192.168.1.11:3004/api/data';</text:p>
      <text:p text:style-name="P23">const PREDICTION_API_URL = 'http://192.168.1.11:5000/IA/predictions';</text:p>
      <text:p text:style-name="P24"/>
      <text:p text:style-name="P25">export default function App() {</text:p>
      <text:p text:style-name="P26">  const [sensorData, setSensorData] = useState(null);</text:p>
      <text:p text:style-name="P27">  const [predictionData, setPredictionData] = useState(null);</text:p>
      <text:p text:style-name="P28">  const [loading, setLoading] = useState(true);</text:p>
      <text:p text:style-name="P29">  const [error, setError] = useState(null);</text:p>
      <text:p text:style-name="P30"/>
      <text:p text:style-name="P31">  const fetchSensorData = async () =&gt; {</text:p>
      <text:p text:style-name="P32">    try {</text:p>
      <text:p text:style-name="P33">      const response = await fetch(SENSOR_API_URL);</text:p>
      <text:p text:style-name="P34">      const data = await response.json();</text:p>
      <text:p text:style-name="P35">      if (data &amp;&amp; data[0]) {</text:p>
      <text:p text:style-name="P36">        setSensorData(data[0]);</text:p>
      <text:p text:style-name="P37">        setError(null);</text:p>
      <text:p text:style-name="P38">      }</text:p>
      <text:p text:style-name="P39">      setLoading(false);</text:p>
      <text:p text:style-name="P40">    } catch (err) {</text:p>
      <text:p text:style-name="Normal"><text:span text:style-name="T41">     <text:s/></text:span>console.error('Erreur de fetch des capteurs:', err);</text:p>
      <text:p text:style-name="Normal">      setError('Impossible de récupérer les données des capteurs');</text:p>
      <text:p text:style-name="Normal">     <text:s/><text:span text:style-name="T42">setLoading(false);</text:span></text:p>
      <text:p text:style-name="P43">    }</text:p>
      <text:p text:style-name="P44">  };</text:p>
      <text:p text:style-name="P45"/>
      <text:p text:style-name="P46">  const fetchPredictionData = async () =&gt; {</text:p>
      <text:p text:style-name="P47">    try {</text:p>
      <text:p text:style-name="P48">      const response = await fetch(PREDICTION_API_URL);</text:p>
      <text:p text:style-name="P49">      const data = await response.json();</text:p>
      <text:soft-page-break/>
      <text:p text:style-name="P50">      if (data &amp;&amp; data.length &gt; 0) {</text:p>
      <text:p text:style-name="P51">        setPredictionData(data[data.length - 1]);</text:p>
      <text:p text:style-name="Normal"><text:span text:style-name="T52">       <text:s/></text:span>setError(null);</text:p>
      <text:p text:style-name="Normal">      } else {</text:p>
      <text:p text:style-name="Normal">        setError('Aucune prédiction disponible');</text:p>
      <text:p text:style-name="Normal">      }</text:p>
      <text:p text:style-name="Normal">    } catch (err) {</text:p>
      <text:p text:style-name="Normal">      console.error('Erreur de fetch des prédictions:', err);</text:p>
      <text:p text:style-name="Normal">      setError('Impossible de récupérer les prédictions');</text:p>
      <text:p text:style-name="Normal">   <text:s/><text:span text:style-name="T53">}</text:span></text:p>
      <text:p text:style-name="P54">  };</text:p>
      <text:p text:style-name="P55"/>
      <text:p text:style-name="P56">  useEffect(() =&gt; {</text:p>
      <text:p text:style-name="P57">    const interval = setInterval(() =&gt; {</text:p>
      <text:p text:style-name="P58">      fetchSensorData();</text:p>
      <text:p text:style-name="P59">      fetchPredictionData();</text:p>
      <text:p text:style-name="P60">    }, 5000);</text:p>
      <text:p text:style-name="P61">   <text:s/></text:p>
      <text:p text:style-name="P62">    fetchSensorData();</text:p>
      <text:p text:style-name="P63">    fetchPredictionData();</text:p>
      <text:p text:style-name="P64">   <text:s/></text:p>
      <text:p text:style-name="P65">    return () =&gt; clearInterval(interval);</text:p>
      <text:p text:style-name="P66">  }, []);</text:p>
      <text:p text:style-name="P67"/>
      <text:p text:style-name="P68">  if (loading) {</text:p>
      <text:p text:style-name="P69">    return (</text:p>
      <text:p text:style-name="P70">      &lt;div className="flex min-h-screen items-center justify-center bg-gray-100"&gt;</text:p>
      <text:p text:style-name="P71">        &lt;div className="text-xl text-gray-600"&gt;Chargement...&lt;/div&gt;</text:p>
      <text:p text:style-name="P72">      &lt;/div&gt;</text:p>
      <text:p text:style-name="P73">    );</text:p>
      <text:p text:style-name="P74">  }</text:p>
      <text:p text:style-name="P75"/>
      <text:p text:style-name="P76">  if (error) {</text:p>
      <text:p text:style-name="P77">    return (</text:p>
      <text:p text:style-name="P78">      &lt;div className="flex min-h-screen items-center justify-center bg-gray-100"&gt;</text:p>
      <text:p text:style-name="P79">        &lt;div className="text-lg text-red-500"&gt;{error}&lt;/div&gt;</text:p>
      <text:p text:style-name="P80">      &lt;/div&gt;</text:p>
      <text:p text:style-name="P81">    );</text:p>
      <text:p text:style-name="P82">  }</text:p>
      <text:p text:style-name="P83"/>
      <text:p text:style-name="P84">  return (</text:p>
      <text:p text:style-name="P85">    &lt;div className="min-h-screen bg-gray-100 p-6"&gt;</text:p>
      <text:p text:style-name="P86">      &lt;div className="mx-auto max-w-2xl space-y-6"&gt;</text:p>
      <text:p text:style-name="P87">        &lt;div className="rounded-xl bg-white p-6 shadow-lg"&gt;</text:p>
      <text:p text:style-name="P88">          &lt;h2 className="mb-4 text-lg text-gray-600"&gt;Battements par minute&lt;/h2&gt;</text:p>
      <text:p text:style-name="P89">          &lt;p className="text-center text-4xl font-bold text-gray-800"&gt;</text:p>
      <text:p text:style-name="P90">            {sensorData?.bpm || '--'}</text:p>
      <text:p text:style-name="P91">          &lt;/p&gt;</text:p>
      <text:p text:style-name="P92">        &lt;/div&gt;</text:p>
      <text:p text:style-name="P93"/>
      <text:p text:style-name="P94">        &lt;div className="rounded-xl bg-white p-6 shadow-lg"&gt;</text:p>
      <text:p text:style-name="P95">          &lt;h2 className="mb-4 text-lg text-gray-600"&gt;Température&lt;/h2&gt;</text:p>
      <text:p text:style-name="P96">          &lt;p className="text-center text-4xl font-bold text-gray-800"&gt;</text:p>
      <text:p text:style-name="P97">            {sensorData?.temperature ? `${sensorData.temperature}°C` : '--'}</text:p>
      <text:p text:style-name="P98">          &lt;/p&gt;</text:p>
      <text:p text:style-name="P99">        &lt;/div&gt;</text:p>
      <text:p text:style-name="P100"/>
      <text:p text:style-name="P101">        &lt;div className="rounded-xl bg-white p-6 shadow-lg"&gt;</text:p>
      <text:p text:style-name="P102">          &lt;h2 className="mb-4 text-lg text-gray-600"&gt;Prédiction Santé&lt;/h2&gt;</text:p>
      <text:p text:style-name="P103">          &lt;p className="text-center text-4xl font-bold text-gray-800"&gt;</text:p>
      <text:p text:style-name="P104">            {predictionData?.prediction || '--'}</text:p>
      <text:p text:style-name="P105">          &lt;/p&gt;</text:p>
      <text:soft-page-break/>
      <text:p text:style-name="P106">        &lt;/div&gt;</text:p>
      <text:p text:style-name="P107"/>
      <text:p text:style-name="P108">        &lt;p className="text-center text-sm text-gray-600"&gt;</text:p>
      <text:p text:style-name="Normal"><text:span text:style-name="T109">         <text:s/></text:span>Dernière mise à jour: {new Date().toLocaleTimeString()}</text:p>
      <text:p text:style-name="Normal">        &lt;/p&gt;</text:p>
      <text:p text:style-name="Normal">      &lt;/div&gt;</text:p>
      <text:p text:style-name="Normal">    &lt;/div&gt;</text:p>
      <text:p text:style-name="Normal">  );</text:p>
      <text:p text:style-name="Normal">}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SI</meta:initial-creator>
    <dc:creator>MSI</dc:creator>
    <meta:creation-date>2025-01-18T10:28:00Z</meta:creation-date>
    <dc:date>2025-01-21T08:47:00Z</dc:date>
    <meta:template xlink:href="Normal" xlink:type="simple"/>
    <meta:editing-cycles>15</meta:editing-cycles>
    <meta:editing-duration>PT128820S</meta:editing-duration>
    <meta:document-statistic meta:page-count="5" meta:paragraph-count="7" meta:word-count="570" meta:character-count="3699" meta:row-count="26" meta:non-whitespace-character-count="3136"/>
  </office:meta>
</office:document-meta>
</file>